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Standard"/>
      <text:p text:style-name="P1"><draw:frame draw:style-name="fr1" draw:name="graphics1" text:anchor-type="as-char" svg:width="16.933cm" svg:height="0.318cm" draw:z-index="0"><draw:image xlink:href="/C:/Program%20Files/OpenOffice.org%202.0/share/gallery/rulers/gryrulr1.gif" xlink:type="simple" xlink:show="embed" xlink:actuate="onLoad"/></draw:frame></text:p>
      <text:p text:style-name="Standard"/>
      <text:p text:style-name="Standard"><draw:rect text:anchor-type="paragraph" draw:z-index="1" draw:style-name="gr1" draw:text-style-name="P2" svg:width="1.35cm" svg:height="1.773cm" svg:x="1.072cm" svg:y="1.434cm"><text:p text:style-name="P2">hallo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ars Behrmann</meta:initial-creator>
    <meta:creation-date>2006-01-25T22:22:04</meta:creation-date>
    <dc:creator>Lars Behrmann</dc:creator>
    <dc:date>2006-01-25T22:25:47</dc:date>
    <dc:language>en-US</dc:language>
    <meta:editing-cycles>3</meta:editing-cycles>
    <meta:editing-duration>PT2M2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